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034cm" fo:margin-left="0.191cm" fo:margin-right="0.286cm" table:align="margins"/>
    </style:style>
    <style:style style:name="Table1.A" style:family="table-column">
      <style:table-column-properties style:column-width="2.434cm" style:rel-column-width="1380*"/>
    </style:style>
    <style:style style:name="Table1.B" style:family="table-column">
      <style:table-column-properties style:column-width="13.6cm" style:rel-column-width="7710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3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4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5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8.652cm"/>
        </style:tab-stops>
      </style:paragraph-properties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margin-left="8.89cm" fo:margin-right="0cm" fo:text-indent="1.27cm" style:auto-text-indent="false">
        <style:tab-stops/>
      </style:paragraph-properties>
    </style:style>
    <style:style style:name="P9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text-properties fo:language="id" fo:country="ID" style:font-size-complex="1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06cm" svg:stroke-color="#000000" svg:stroke-opacity="100%" draw:stroke-linejoin="round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56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3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/text:span></text:span></text:p>
            <text:p text:style-name="P3"/>
          </table:table-cell>
          <table:table-cell table:style-name="Table1.A1" office:value-type="string">
            <text:p text:style-name="P4">PEMERINTAH KOTA YOGYAKARTA</text:p>
            <text:p text:style-name="P4">DINAS PENDIDIKAN</text:p>
            <text:p text:style-name="P2"><text:span text:style-name="Default_20_Paragraph_20_Font"><text:span text:style-name="T4">Jl. </text:span></text:span><text:span text:style-name="Default_20_Paragraph_20_Font"><text:span text:style-name="T4">Hayam Wuruk No. 11</text:span></text:span><text:span text:style-name="Default_20_Paragraph_20_Font"><text:span text:style-name="T4">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2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5"><draw:connector text:anchor-type="paragraph" draw:z-index="2" draw:name="Line 55" draw:style-name="gr1" draw:type="line" svg:x1="-2.55cm" svg:y1="0.75cm" svg:x2="13.007cm" svg:y2="0.75cm" svg:d="M-2551 750h15558"><text:p/></draw:connector><text:span text:style-name="Default_20_Paragraph_20_Font"><text:span text:style-name="T4">KODE POS 55212</text:span></text:span></text:p>
          </table:table-cell>
        </table:table-row>
      </table:table>
      <text:p text:style-name="Normal"><text:span text:style-name="Default_20_Paragraph_20_Font"><text:span text:style-name="T3"/></text:span></text:p>
      <text:p text:style-name="Normal">Nomor<text:tab/><text:tab/>: </text:p>
      <text:p text:style-name="Normal">Lamp.<text:tab/><text:tab/>: </text:p>
      <text:p text:style-name="Normal">Hal<text:tab/><text:tab/>: Laporan Kematian</text:p>
      <text:p text:style-name="Normal"><text:tab/><text:tab/> <text:s/><text:span text:style-name="Default_20_Paragraph_20_Font"><text:span text:style-name="T2">Pegawai Negeri Sipil</text:span></text:span></text:p>
      <text:p text:style-name="P8"/>
      <text:p text:style-name="P8"/>
      <text:p text:style-name="P8">Kepada Yth.</text:p>
      <text:p text:style-name="Normal"><text:tab/><text:tab/><text:tab/><text:tab/><text:tab/><text:tab/><text:tab/><text:tab/><text:span text:style-name="Default_20_Paragraph_20_Font"><text:span text:style-name="T2">[onshow.kepada]</text:span></text:span></text:p>
      <text:p text:style-name="Normal"><text:tab/><text:tab/><text:tab/> <text:s/><text:tab/><text:tab/><text:tab/><text:tab/><text:tab/>Di <text:s/>Yogyakarta</text:p>
      <text:p text:style-name="Normal"/>
      <text:p text:style-name="Normal"/>
      <text:p text:style-name="Normal">Dengan hormat, kami <text:span text:style-name="Default_20_Paragraph_20_Font"><text:span text:style-name="T2">sampaikan</text:span></text:span> Laporan Kematian Pegawai Negeri Sipil Dilingkungan Dinas Pendidikan Kota Yogyakarta Atas Nama:<text:tab/><text:tab/></text:p>
      <text:p text:style-name="P1"/>
      <text:p text:style-name="Normal"><text:tab/>Nama<text:tab/><text:tab/><text:tab/>: [onshow.nama1]</text:p>
      <text:p text:style-name="P6"><text:tab/>NIP<text:tab/><text:tab/><text:tab/>: <text:span text:style-name="Default_20_Paragraph_20_Font"><text:span text:style-name="T2">[onshow.NIP1]</text:span></text:span></text:p>
      <text:p text:style-name="Normal"><text:tab/>Pangkat/Gol Ruang<text:tab/>: [onshow.pangkat1], <text:span text:style-name="Default_20_Paragraph_20_Font"><text:span text:style-name="T2">[onshow.golongan1]</text:span></text:span></text:p>
      <text:p text:style-name="Normal"><text:tab/>Jabatan<text:tab/><text:tab/>: <text:span text:style-name="Default_20_Paragraph_20_Font"><text:span text:style-name="T2">[onshow.jabatan1]</text:span></text:span></text:p>
      <text:p text:style-name="Normal"><text:tab/>Unit Kerja <text:tab/><text:tab/>: <text:span text:style-name="Default_20_Paragraph_20_Font"><text:span text:style-name="T2">[onshow.unit_kerja1]</text:span></text:span></text:p>
      <text:p text:style-name="Normal"><text:tab/>Instansi<text:tab/><text:tab/>: <text:span text:style-name="Default_20_Paragraph_20_Font"><text:span text:style-name="T2">[onshow.instansi1]</text:span></text:span></text:p>
      <text:p text:style-name="P9"/>
      <text:p text:style-name="P7">Telah meninggal dunia pada hari <text:span text:style-name="Default_20_Paragraph_20_Font"><text:span text:style-name="T6">(hari)</text:span></text:span> tanggal <text:span text:style-name="Default_20_Paragraph_20_Font"><text:span text:style-name="T6">(tanggal)</text:span></text:span>, dikarenakan <text:span text:style-name="Default_20_Paragraph_20_Font"><text:span text:style-name="T6">(sebab)</text:span></text:span>.</text:p>
      <text:p text:style-name="Normal"/>
      <text:p text:style-name="Normal">Demikian atas perhatian <text:s/>Bapak Walikota kami haturkan terima kasih. <text:s/></text:p>
      <text:p text:style-name="Normal"/>
      <text:p text:style-name="Normal"><text:s text:c="2"/></text:p>
      <text:p text:style-name="Normal"><text:s/><text:tab/></text:p>
      <text:p text:style-name="P10">Yogyakarta, <text:span text:style-name="Default_20_Paragraph_20_Font"><text:span text:style-name="T2">[onshow.tanggal]</text:span></text:span></text:p>
      <text:p text:style-name="Normal"><text:tab/><text:tab/><text:tab/><text:tab/><text:tab/><text:tab/><text:tab/></text:p>
      <text:p text:style-name="P10"><text:s/>Kepala,</text:p>
      <text:p text:style-name="P11"/>
      <text:p text:style-name="P11"><text:s/></text:p>
      <text:p text:style-name="P11"/>
      <text:p text:style-name="P11"><text:span text:style-name="Default_20_Paragraph_20_Font"><text:span text:style-name="T3"/></text:span></text:p>
      <text:p text:style-name="P10">Drs. Edy Heri Suasana, M.Pd</text:p>
      <text:p text:style-name="P12"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id" fo:country="ID" fo:font-style="normal" style:text-underline-style="none" fo:font-weight="normal" style:letter-kerning="false" fo:background-color="transparent" style:font-name-asian="Calibri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en" fo:country="US" style:font-name-asian="Times New Roman" style:font-size-asian="12pt" style:language-asian="en" style:country-asian="US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 </dc:title>
    <dc:description/>
    <dc:subject/>
    <meta:initial-creator>angga</meta:initial-creator>
    <meta:creation-date>2016-02-02T03:32:00Z</meta:creation-date>
    <dc:date>2016-02-02T12:37:16.25</dc:date>
    <meta:print-date>2014-07-27T09:58:00Z</meta:print-date>
    <meta:editing-cycles>5</meta:editing-cycles>
    <meta:editing-duration>PT1M34S</meta:editing-duration>
    <meta:document-statistic meta:table-count="1" meta:image-count="1" meta:object-count="0" meta:page-count="1" meta:paragraph-count="31" meta:word-count="113" meta:character-count="914"/>
    <meta:template xlink:type="simple" xlink:actuate="onRequest" xlink:title="" xlink:href="Normal.dotm"/>
  </office:meta>
</office:document-meta>
</file>